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62df" officeooo:paragraph-rsid="001862df"/>
    </style:style>
    <style:style style:name="P2" style:family="paragraph" style:parent-style-name="Standard">
      <style:text-properties officeooo:rsid="00192f22" officeooo:paragraph-rsid="00192f22"/>
    </style:style>
    <style:style style:name="P3" style:family="paragraph" style:parent-style-name="Standard">
      <style:text-properties officeooo:rsid="001a41d6" officeooo:paragraph-rsid="001a41d6"/>
    </style:style>
    <style:style style:name="P4" style:family="paragraph" style:parent-style-name="Standard">
      <style:text-properties officeooo:rsid="001b4b35" officeooo:paragraph-rsid="001b4b35"/>
    </style:style>
    <style:style style:name="T1" style:family="text">
      <style:text-properties officeooo:rsid="00192f22"/>
    </style:style>
    <style:style style:name="T2" style:family="text">
      <style:text-properties officeooo:rsid="001a19b1"/>
    </style:style>
    <style:style style:name="T3" style:family="text">
      <style:text-properties officeooo:rsid="001b4b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on and Vision</text:p>
      <text:p text:style-name="P1">To provide all adrenaline junkies an opportunity to escape the _______ ground and let their inner ambitions take flight.</text:p>
      <text:p text:style-name="P1">To tap the inner adventurer/adventuress in every individual who has not yet found their _____.</text:p>
      <text:p text:style-name="P1"/>
      <text:p text:style-name="P1">History</text:p>
      <text:p text:style-name="P1">A couple, planned to go out for a fun evening, and realised that all the cliché dating stuff had been done over and again for years, and was now boring. They wanted to something new, something exciting, but weren't looking for an exotic vacation. <text:span text:style-name="T1">They knew this was a problem faced by every couple.</text:span></text:p>
      <text:p text:style-name="P2">Thus, the idea <text:span text:style-name="T2">of</text:span> <text:span text:style-name="T2">SKYDIVING MAGIC</text:span> was born, <text:span text:style-name="T2">with the logo, being their initials.</text:span></text:p>
      <text:p text:style-name="P1"/>
      <text:p text:style-name="P1"/>
      <text:p text:style-name="P3">Find the right pair of wings</text:p>
      <text:p text:style-name="P3">We have categorised the various skydiving services we offer into different levels, wherein level I is the beginner level while level III is for veteran skydivers.</text:p>
      <text:p text:style-name="P3"/>
      <text:p text:style-name="P3">Level I: Tandem Skydiving:</text:p>
      <text:p text:style-name="P3">The most well known form of skydiving, ideal for "first time flyers" as it requires no prior training.</text:p>
      <text:p text:style-name="P3">The skydiver is usually coupled with a trained instructor to deploy the parachute and aid in mid-air navigation. You will experience about 10 seconds of free fall before the parachute is deployed.</text:p>
      <text:p text:style-name="P3"/>
      <text:p text:style-name="P3">Level II: Static Line Skydiving:</text:p>
      <text:p text:style-name="P3">It requires formal skydiving training which gives a comprehensive overview to flyers <text:span text:style-name="T3">on ______ skydiving jumps.</text:span></text:p>
      <text:p text:style-name="P4">The first jump will be from 3500ft and the flyers equipment will be attached to the air craft, via a static line, which will automatically deploy the parachute.</text:p>
      <text:p text:style-name="P4"/>
      <text:p text:style-name="P4">Level III: Accelerated Freefall:</text:p>
      <text:p text:style-name="P4">The "ultimate skydiving experience" wherein the skydivers will ___ to jump solo from 10,000ft.</text:p>
      <text:p text:style-name="P4">Upon a successful completion of the course, the individual will be a certified skydiver who can jump without an instructor or a chord.</text:p>
      <text:p text:style-name="P4"/>
      <text:p text:style-name="P4">Coming soon: Base Jump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36S</meta:editing-duration>
    <meta:editing-cycles>6</meta:editing-cycles>
    <meta:generator>LibreOffice/5.1.1.3$Windows_x86 LibreOffice_project/89f508ef3ecebd2cfb8e1def0f0ba9a803b88a6d</meta:generator>
    <dc:date>2016-07-16T18:46:16.581000000</dc:date>
    <meta:document-statistic meta:table-count="0" meta:image-count="0" meta:object-count="0" meta:page-count="1" meta:paragraph-count="18" meta:word-count="286" meta:character-count="1720" meta:non-whitespace-character-count="1452"/>
    <meta:user-defined meta:name="Info 1"/>
    <meta:user-defined meta:name="Info 2"/>
    <meta:user-defined meta:name="Info 3"/>
    <meta:user-defined meta:name="Info 4"/>
  </office:meta>
</office:document-meta>
</file>